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me of the projefc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fjgnjsdnfgkj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f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fd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sdf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5:22:17.245241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5:06:39.665357363</meta:creation-date>
    <dc:date>2021-05-05T15:22:26.735469263</dc:date>
    <meta:editing-duration>PT41S</meta:editing-duration>
    <meta:editing-cycles>2</meta:editing-cycles>
    <meta:generator>LibreOffice/6.0.7.3$Linux_X86_64 LibreOffice_project/00m0$Build-3</meta:generator>
    <meta:document-statistic meta:table-count="1" meta:cell-count="6" meta:object-count="0"/>
  </office:meta>
</office:document-meta>
</file>